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16.76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12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99pt dotted #0d1f63" fo:background-color="#87d1d1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f8aa97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bcaed5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99pt dotted #0d1f63" fo:background-color="#fffbcc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99pt dotted #0d1f63" fo:background-color="#c2e0ae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9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14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16" style:family="table-cell" style:parent-style-name="Default" style:data-style-name="N129">
      <style:table-cell-properties fo:border-bottom="0.99pt dotted #0d1f63" fo:background-color="#bcaed5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1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29">
      <style:table-cell-properties fo:border-bottom="0.99pt dotted #0d1f63" fo:background-color="#bce4e5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28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33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3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3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9">
      <style:table-cell-properties fo:border-bottom="0.99pt dotted #0d1f63" fo:background-color="#bcaed5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37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4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9">
      <style:table-cell-properties fo:border-bottom="0.99pt dotted #0d1f63" fo:background-color="#bcaed5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52" style:family="table-cell" style:parent-style-name="Default" style:data-style-name="N129">
      <style:table-cell-properties fo:border-bottom="0.99pt dotted #0d1f63" fo:background-color="#fffbcc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7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9" style:family="table-cell" style:parent-style-name="Default" style:data-style-name="N126">
      <style:table-cell-properties fo:border-bottom="0.99pt dotted #0d1f63" fo:background-color="#bcaed5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vatar_skeleton.xml conver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2"/>
        <table:table-column table:style-name="co2" table:default-cell-style-name="ce158"/>
        <table:table-column table:style-name="co2" table:default-cell-style-name="ce172"/>
        <table:table-column table:style-name="co3" table:default-cell-style-name="ce178"/>
        <table:table-column table:style-name="co3" table:default-cell-style-name="ce186"/>
        <table:table-column table:style-name="co3" table:default-cell-style-name="ce195"/>
        <table:table-column table:style-name="co4" table:default-cell-style-name="ce238"/>
        <table:table-column table:style-name="co4" table:default-cell-style-name="ce247"/>
        <table:table-column table:style-name="co4" table:default-cell-style-name="ce340"/>
        <table:table-column table:style-name="co5" table:default-cell-style-name="ce353"/>
        <table:table-column table:style-name="co5" table:default-cell-style-name="ce359"/>
        <table:table-column table:style-name="co5" table:default-cell-style-name="ce366"/>
        <table:table-column table:style-name="co5" table:default-cell-style-name="ce391"/>
        <table:table-column table:style-name="co5" table:default-cell-style-name="ce247"/>
        <table:table-column table:style-name="co5" table:default-cell-style-name="ce391"/>
        <table:table-column table:style-name="co6" table:number-columns-repeated="2" table:default-cell-style-name="ce519"/>
        <table:table-column table:style-name="co7" table:number-columns-repeated="989" table:default-cell-style-name="ce519"/>
        <table:table-row table:style-name="ro1">
          <table:table-cell table:style-name="ce47" office:value-type="string" calcext:value-type="string">
            <text:p><text:span text:style-name="T1">avatar_skeleton.xml</text:span></text:p>
            <text:p>Bones</text:p>
            <text:p>hierarchy order</text:p>
          </table:table-cell>
          <table:table-cell table:style-name="ce95" office:value-type="string" calcext:value-type="string" table:number-columns-spanned="3" table:number-rows-spanned="1">
            <text:p><text:span text:style-name="T2">avatar_skeleton.xml</text:span></text:p>
            <text:p><text:span text:style-name="T3">end</text:span></text:p>
            <text:p>       x             y             z</text:p>
          </table:table-cell>
          <table:covered-table-cell table:style-name="ce92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2">avatar_skeleton.xml</text:span></text:p>
            <text:p><text:span text:style-name="T3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2">avatar_skeleton.xml</text:span></text:p>
            <text:p><text:span text:style-name="T3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2">avatar_skeleton.xml</text:span></text:p>
            <text:p><text:span text:style-name="T3">rot</text:span></text:p>
            <text:p> x          y          z</text:p>
          </table:table-cell>
          <table:covered-table-cell table:style-name="ce92"/>
          <table:covered-table-cell table:style-name="ce122"/>
          <table:table-cell table:style-name="ce92" office:value-type="string" calcext:value-type="string" table:number-columns-spanned="3" table:number-rows-spanned="1">
            <text:p><text:span text:style-name="T2">avatar_skeleton.xml</text:span></text:p>
            <text:p><text:span text:style-name="T3">scale</text:span></text:p>
            <text:p> x            y             z</text:p>
          </table:table-cell>
          <table:covered-table-cell table:number-columns-repeated="2" table:style-name="ce92"/>
          <table:table-cell table:number-columns-repeated="991"/>
        </table:table-row>
        <table:table-row table:style-name="ro2">
          <table:table-cell table:style-name="ce51" office:value-type="string" calcext:value-type="string">
            <text:p>mPelvis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9" office:value-type="string" calcext:value-type="string">
            <text:p>PELVIS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331" office:value-type="string" calcext:value-type="string">
            <text:p>BUTT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1" office:value-type="string" calcext:value-type="string">
            <text:p>mSpine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Spine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orso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BELLY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49" office:value-type="string" calcext:value-type="string">
            <text:p>LEFT_HANDLE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331" office:value-type="string" calcext:value-type="string">
            <text:p>RIGHT_HANDLE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49" office:value-type="string" calcext:value-type="string">
            <text:p>LOWER_BACK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Spine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Spine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Chest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9" office:value-type="string" calcext:value-type="string">
            <text:p>CHEST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331" office:value-type="string" calcext:value-type="string">
            <text:p>LEFT_PEC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49" office:value-type="string" calcext:value-type="string">
            <text:p>RIGHT_PEC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331" office:value-type="string" calcext:value-type="string">
            <text:p>UPPER_BACK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Neck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NECK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Head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HEAD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Skull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EyeRight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EyeLeft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Root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AltLeft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AltRight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ForeheadLeft 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ForeheadRight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browOuterLeft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browCenterLeft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browInnerLeft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browOuterRight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browCenterRight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browInnerRight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LidUpperLeft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LidLowerLeft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LidUpperRight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LidLowerRight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ar1Left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ar2Lef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ar1Right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ar2Righ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NoseLeft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NoseCenter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NoseRight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CheekLowerLeft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CheekUpperLeft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CheekLowerRight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CheekUpperRight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Jaw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Chin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TeethLower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LowerLeft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LowerRight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LowerCenter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TongueBase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TongueTip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JawShaper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ForeheadCenter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NoseBase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TeethUpper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UpperLeft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UpperRight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CornerLeft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CornerRight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LipUpperCenter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cornerInnerLeft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EyecornerInnerRight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FaceNoseBridge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CollarLef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27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9" office:value-type="string" calcext:value-type="string">
            <text:p>L_CLAVICLE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ShoulderLef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28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9" office:value-type="string" calcext:value-type="string">
            <text:p>L_UPPER_ARM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ElbowLef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9" office:value-type="string" calcext:value-type="string">
            <text:p>L_LOWER_ARM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WristLef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33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9" office:value-type="string" calcext:value-type="string">
            <text:p>L_HAND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HandMiddle1Left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Middle2Left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Middle3Left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Index1Left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Index2Left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Index3Left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Ring1Left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Ring2Left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Ring3Left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Pinky1Left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Pinky2Left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Pinky3Left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Thumb1Left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Thumb2Left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Thumb3Left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CollarRigh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27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CLAVICLE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ShoulderRigh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28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UPPER_ARM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ElbowRigh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LOWER_ARM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WristRight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3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HAND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3" office:value-type="string" calcext:value-type="string">
            <text:p>mHandMiddle1Right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Middle2Right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Middle3Right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Index1Right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Index2Right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Index3Right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Ring1Right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Ring2Right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Ring3Right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Pinky1Right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Pinky2Right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Pinky3Right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Thumb1Right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Thumb2Right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andThumb3Right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sRoot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1Left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2Left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3Left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4Left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4FanLeft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1Right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2Right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3Right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4Right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Wing4FanRight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13" office:value-type="float" office:value="0.03362" calcext:value-type="float">
            <text:p>0.033620</text:p>
          </table:table-cell>
          <table:table-cell table:style-name="ce134" office:value-type="float" office:value="-0.128806" calcext:value-type="float">
            <text:p>-0.128806</text:p>
          </table:table-cell>
          <table:table-cell table:style-name="ce14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185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UPPER_LEG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2" office:value-type="string" calcext:value-type="string">
            <text:p>mKneeRight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14" office:value-type="float" office:value="-0.00078" calcext:value-type="float">
            <text:p>-0.000780</text:p>
          </table:table-cell>
          <table:table-cell table:style-name="ce135" office:value-type="float" office:value="0.048635" calcext:value-type="float">
            <text:p>0.048635</text:p>
          </table:table-cell>
          <table:table-cell table:style-name="ce14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187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LOWER_LEG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4" office:value-type="string" calcext:value-type="string">
            <text:p>mAnkleRight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16" office:value-type="float" office:value="-0.028869" calcext:value-type="float">
            <text:p>-0.028869</text:p>
          </table:table-cell>
          <table:table-cell table:style-name="ce136" office:value-type="float" office:value="0" calcext:value-type="float">
            <text:p>0.000000</text:p>
          </table:table-cell>
          <table:table-cell table:style-name="ce148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189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R_FOOT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7" office:value-type="string" calcext:value-type="string">
            <text:p>mFootRight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52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9" office:value-type="string" calcext:value-type="string">
            <text:p>mToeRight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137" office:value-type="float" office:value="-0.010408" calcext:value-type="float">
            <text:p>-0.010408</text:p>
          </table:table-cell>
          <table:table-cell table:style-name="ce161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13" office:value-type="float" office:value="0.033757" calcext:value-type="float">
            <text:p>0.033757</text:p>
          </table:table-cell>
          <table:table-cell table:style-name="ce134" office:value-type="float" office:value="0.126765" calcext:value-type="float">
            <text:p>0.126765</text:p>
          </table:table-cell>
          <table:table-cell table:style-name="ce14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185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L_UPPER_LEG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2" office:value-type="string" calcext:value-type="string">
            <text:p>mKneeLeft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14" office:value-type="float" office:value="-0.000887" calcext:value-type="float">
            <text:p>-0.000887</text:p>
          </table:table-cell>
          <table:table-cell table:style-name="ce135" office:value-type="float" office:value="-0.045568" calcext:value-type="float">
            <text:p>-0.045568</text:p>
          </table:table-cell>
          <table:table-cell table:style-name="ce14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187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L_LOWER_LEG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4" office:value-type="string" calcext:value-type="string">
            <text:p>mAnkleLeft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16" office:value-type="float" office:value="-0.028887" calcext:value-type="float">
            <text:p>-0.028887</text:p>
          </table:table-cell>
          <table:table-cell table:style-name="ce136" office:value-type="float" office:value="0.001378" calcext:value-type="float">
            <text:p>0.001378</text:p>
          </table:table-cell>
          <table:table-cell table:style-name="ce148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189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331" office:value-type="string" calcext:value-type="string">
            <text:p>L_FOOT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550" table:number-columns-repeated="2"/>
          <table:table-cell table:number-columns-repeated="989"/>
        </table:table-row>
        <table:table-row table:style-name="ro2">
          <table:table-cell table:style-name="ce57" office:value-type="string" calcext:value-type="string">
            <text:p>mFootLeft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52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9" office:value-type="string" calcext:value-type="string">
            <text:p>mToeLeft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137" office:value-type="float" office:value="0.00827" calcext:value-type="float">
            <text:p>0.008270</text:p>
          </table:table-cell>
          <table:table-cell table:style-name="ce161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ail1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ail2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ail3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ail4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ail5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Tail6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Groin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Root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1Left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2Left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3Left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4Left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1Right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2Right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3Right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53" office:value-type="string" calcext:value-type="string">
            <text:p>mHindLimb4Right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number-columns-repeated="991"/>
        </table:table-row>
        <table:table-row table:style-name="ro2">
          <table:table-cell table:style-name="ce4"/>
          <table:table-cell table:number-columns-repeated="1006"/>
        </table:table-row>
        <table:table-row table:style-name="ro2">
          <table:table-cell table:style-name="ce519"/>
          <table:table-cell table:number-columns-repeated="3"/>
          <table:table-cell table:style-name="ce118"/>
          <table:table-cell table:number-columns-repeated="10"/>
          <table:table-cell table:style-name="ce3"/>
          <table:table-cell table:number-columns-repeated="991"/>
        </table:table-row>
        <table:table-row table:style-name="ro2">
          <table:table-cell table:style-name="ce519"/>
          <table:table-cell table:number-columns-repeated="14"/>
          <table:table-cell table:style-name="ce536"/>
          <table:table-cell table:number-columns-repeated="991"/>
        </table:table-row>
        <table:table-row table:style-name="ro2">
          <table:table-cell table:style-name="ce519"/>
          <table:table-cell table:number-columns-repeated="10"/>
          <table:table-cell table:style-name="ce360"/>
          <table:table-cell table:number-columns-repeated="3"/>
          <table:table-cell table:style-name="ce536"/>
          <table:table-cell table:number-columns-repeated="991"/>
        </table:table-row>
        <table:table-row table:style-name="ro2" table:number-rows-repeated="25">
          <table:table-cell table:style-name="ce519"/>
          <table:table-cell table:number-columns-repeated="14"/>
          <table:table-cell table:style-name="ce536"/>
          <table:table-cell table:number-columns-repeated="991"/>
        </table:table-row>
        <table:table-row table:style-name="ro2" table:number-rows-repeated="747">
          <table:table-cell table:style-name="ce5"/>
          <table:table-cell table:number-columns-repeated="1006"/>
        </table:table-row>
        <table:table-row table:style-name="ro2" table:number-rows-repeated="1047639">
          <table:table-cell table:number-columns-repeated="1007"/>
        </table:table-row>
        <table:table-row table:style-name="ro2">
          <table:table-cell table:style-name="ce55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06:40:00.9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29T08:15:41.620000000</dc:date>
    <meta:editing-duration>P1DT15H3M45S</meta:editing-duration>
    <meta:editing-cycles>111</meta:editing-cycles>
    <dc:creator>Ada Radius</dc:creator>
    <meta:document-statistic meta:table-count="1" meta:cell-count="2472" meta:object-count="0"/>
  </office:meta>
</office:document-meta>
</file>